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cm" fo:margin-bottom="0cm" fo:text-align="start" style:justify-single-word="false" style:shadow="none">
        <style:tab-stops>
          <style:tab-stop style:position="8.467cm" style:type="center"/>
        </style:tab-stops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top="0cm" fo:margin-bottom="0cm" fo:text-align="start" style:justify-single-word="false" style:shadow="none">
        <style:tab-stops>
          <style:tab-stop style:position="8.493cm" style:type="center"/>
        </style:tab-stops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000000"/>
    </style:style>
    <style:style style:name="P5" style:family="paragraph" style:parent-style-name="Standard" style:master-page-name="First_20_Page">
      <style:paragraph-properties style:page-number="auto"/>
      <style:text-properties style:font-name="Arial1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AL/FVE/commun/entetes/HEADER_CAISSE_PREST_FVE#%</text:p>
      <text:p text:style-name="Standard"/>
      <text:p text:style-name="Standard">%#include AL/FVE/adi/adiInfoGenerales#%</text:p>
      <text:p text:style-name="P4"/>
      <text:p text:style-name="Standard">%#include AL/FVE/adi/decompteAdiResume#%</text:p>
      <text:p text:style-name="Standard"/>
      <text:p text:style-name="Standard">%#include AL/FVE/adi/listAdiDecompteDetaill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>
        <style:tab-stops>
          <style:tab-stop style:position="8.467cm" style:type="center"/>
        </style:tab-stops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P3" style:family="paragraph" style:parent-style-name="Standard">
      <style:paragraph-properties fo:margin-top="0cm" fo:margin-bottom="0cm" fo:text-align="start" style:justify-single-word="false" style:shadow="none">
        <style:tab-stops>
          <style:tab-stop style:position="8.493cm" style:type="center"/>
        </style:tab-stops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1.535cm" fo:margin-bottom="0.543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31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476cm" fo:margin-bottom="0.573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1</text:page-number>/<text:page-count>1</text:page-count></text:p>
        <text:p text:style-name="MP2"/>
        <text:p text:style-name="MP2"/>
        <text:p text:style-name="MP2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 style:next-style-name="Standard">
      <style:footer>
        <text:p text:style-name="MP3"><text:tab/><text:page-number text:select-page="current">1</text:page-number>/<text:page-count>1</text:page-count></text:p>
        <text:p text:style-name="MP2">%#include AL/FVE/commun/footer/footer#%</text:p>
        <text:p text:style-name="MP2"/>
        <text:p text:style-name="MP2"/>
      </style:footer>
      <style:footer-left>
        <text:p text:style-name="MP3"><text:tab/><text:page-number text:select-page="current">1</text:page-number>/<text:page-count>1</text:page-count></text:p>
        <text:p text:style-name="MP2">%#include AL/FVE/commun/footer/footer#%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date>2013-10-29T10:35:34.21</dc:date>
    <meta:editing-cycles>247</meta:editing-cycles>
    <meta:editing-duration>PT18H59M13S</meta:editing-duration>
    <meta:document-statistic meta:table-count="0" meta:image-count="0" meta:object-count="0" meta:page-count="1" meta:paragraph-count="9" meta:word-count="15" meta:character-count="272"/>
    <meta:user-defined meta:name="Info 1"/>
    <meta:user-defined meta:name="Info 2"/>
    <meta:user-defined meta:name="Info 3"/>
    <meta:user-defined meta:name="Info 4"/>
  </office:meta>
</office:document-meta>
</file>